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5611in" fo:margin-left="-0.0208in" fo:margin-top="0in" fo:margin-bottom="0in" table:align="left" style:writing-mode="page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263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officeooo:rsid="00140431" officeooo:paragraph-rsid="00140431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text-properties officeooo:rsid="00141804" officeooo:paragraph-rsid="00141804"/>
    </style:style>
    <style:style style:name="P8" style:family="paragraph" style:parent-style-name="Heading_20_1">
      <style:text-properties officeooo:paragraph-rsid="00141804"/>
    </style:style>
    <style:style style:name="P9" style:family="paragraph" style:parent-style-name="Heading_20_1">
      <style:paragraph-properties fo:break-before="page"/>
      <style:text-properties officeooo:rsid="00145f9d" officeooo:paragraph-rsid="00145f9d"/>
    </style:style>
    <style:style style:name="P10" style:family="paragraph" style:parent-style-name="Standard">
      <style:text-properties officeooo:paragraph-rsid="00141804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officeooo:paragraph-rsid="00141804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officeooo:paragraph-rsid="00169ae5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paragraph-rsid="00141804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169ae5" officeooo:paragraph-rsid="00169ae5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41804" officeooo:paragraph-rsid="00141804" style:font-weight-asian="bold" style:font-weight-complex="bold"/>
    </style:style>
    <style:style style:name="T1" style:family="text">
      <style:text-properties officeooo:rsid="0014180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ordinate Systems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118453_966181473" text:style-name="Index_20_Link" text:visited-style-name="Index_20_Link">Chapter 1<text:tab/>2</text:a></text:p>
        </text:index-body>
      </text:table-of-content>
      <text:p text:style-name="P3"/>
      <text:p text:style-name="P3"/>
      <text:h text:style-name="P9" text:outline-level="1"><text:bookmark-start text:name="__RefHeading___Toc118453_966181473"/>Introduction<text:bookmark-end text:name="__RefHeading___Toc118453_966181473"/></text:h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5">Schroedering's Equation</text:p>
          </table:table-cell>
        </table:table-row>
        <table:table-row table:style-name="Table1.1">
          <table:table-cell table:style-name="Table1.A1" office:value-type="string">
            <text:p text:style-name="P12">1</text:p>
          </table:table-cell>
          <table:table-cell table:style-name="Table1.B1" office:value-type="string">
            <text:p text:style-name="P14">i h-bar [d/dt] w = - h-bar^2 / 2m [d/dx]^2 w + V (x) w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</table:table>
      <text:p text:style-name="Standard"/>
      <text:p text:style-name="P10"/>
      <text:h text:style-name="P6" text:outline-level="1">Cartesian<text:span text:style-name="T1"> (x, y)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5">Schroedering's Equation</text:p>
          </table:table-cell>
        </table:table-row>
        <table:table-row table:style-name="Table2.1">
          <table:table-cell table:style-name="Table2.A1" office:value-type="string">
            <text:p text:style-name="P12">1</text:p>
          </table:table-cell>
          <table:table-cell table:style-name="Table2.B1" office:value-type="string">
            <text:p text:style-name="P14">i h-bar [d/dt] w = - h-bar^2 / 2m [d/dx]^2 w + V (x) w</text:p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3"/>
          </table:table-cell>
        </table:table-row>
      </table:table>
      <text:p text:style-name="P10"/>
      <text:h text:style-name="P8" text:outline-level="1"><text:soft-page-break/>Volume (x, y, z)</text:h>
      <text:h text:style-name="P7" text:outline-level="1">Polar (r, t)</text:h>
      <text:h text:style-name="Heading_20_1" text:outline-level="1">Cylindrical</text:h>
      <text:h text:style-name="Heading_20_1" text:outline-level="1">Spherical - radii, azmithal, angle</text:h>
      <text:h text:style-name="Heading_20_1" text:outline-level="1">Angular Equation</text:h>
      <text:h text:style-name="Heading_20_1" text:outline-level="1">Radial Equation</text:h>
      <text:h text:style-name="Heading_20_1" text:outline-level="1">Hydrogen Atom</text:h>
      <text:h text:style-name="Heading_20_1" text:outline-level="1">Radial Wave Equation</text:h>
      <text:h text:style-name="Heading_20_1" text:outline-level="1">Spectrum of Hydrogen</text:h>
      <text:h text:style-name="Heading_20_1" text:outline-level="1">Angular Momentum</text:h>
      <text:h text:style-name="Heading_20_1" text:outline-level="1">Total Angular Momentum</text:h>
      <text:h text:style-name="Heading_20_1" text:outline-level="1">Orbital Angular Momentum</text:h>
      <text:h text:style-name="Heading_20_1" text:outline-level="1">Angular Momentum Cones</text:h>
      <text:h text:style-name="Heading_20_1" text:outline-level="1">Spin</text:h>
      <text:h text:style-name="Heading_20_1" text:outline-level="1"><text:soft-page-break/>Spin 1/2</text:h>
      <text:h text:style-name="Heading_20_1" text:outline-level="1">Spin Orbital Interaction Energy</text:h>
      <text:h text:style-name="Heading_20_1" text:outline-level="1">Electron in a Magnetic Field</text:h>
      <text:h text:style-name="Heading_20_1" text:outline-level="1">ElectroMagnetic Interactions</text:h>
      <text:h text:style-name="Heading_20_1" text:outline-level="1">Minimal Coupling</text:h>
      <text:h text:style-name="Heading_20_1" text:outline-level="1">Orbital magnetic dipole moments</text:h>
      <text:h text:style-name="Heading_20_1" text:outline-level="1"/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16T18:40:13.911397903</dc:date>
    <meta:editing-duration>PT1H3M35S</meta:editing-duration>
    <meta:editing-cycles>7</meta:editing-cycles>
    <meta:generator>LibreOffice/7.5.9.2$Linux_X86_64 LibreOffice_project/50$Build-2</meta:generator>
    <meta:document-statistic meta:table-count="2" meta:image-count="0" meta:object-count="0" meta:page-count="5" meta:paragraph-count="32" meta:word-count="105" meta:character-count="618" meta:non-whitespace-character-count="545"/>
  </office:meta>
</office:document-meta>
</file>